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4.37mm" svg:y="359.21mm">
            <loext:p draw:notify-on-update-of-ranges="Sheet1.C3:Sheet1.C3 Sheet1.C4:Sheet1.C78 Sheet1.D3:Sheet1.D3 Sheet1.D4:Sheet1.D78 Sheet1.E3:Sheet1.E3 Sheet1.E4:Sheet1.E78 Sheet1.F3:Sheet1.F3 Sheet1.F4:Sheet1.F78 Sheet1.G3:Sheet1.G3 Sheet1.G4:Sheet1.G78 Sheet1.H3:Sheet1.H3 Sheet1.H4:Sheet1.H78 Sheet1.I3:Sheet1.I3 Sheet1.I4:Sheet1.I78 Sheet1.J3:Sheet1.J3 Sheet1.J4:Sheet1.J78 Sheet1.K3:Sheet1.K3 Sheet1.K4:Sheet1.K78 Sheet1.L3:Sheet1.L3 Sheet1.L4:Sheet1.L78 Sheet1.M3:Sheet1.M3 Sheet1.M4:Sheet1.M78 Sheet1.N3:Sheet1.N3 Sheet1.N4:Sheet1.N78 Sheet1.O3:Sheet1.O3 Sheet1.O4:Sheet1.O78 Sheet1.P3:Sheet1.P3 Sheet1.P4:Sheet1.P78 Sheet1.Q3:Sheet1.Q3 Sheet1.Q4:Sheet1.Q78 Sheet1.R3:Sheet1.R3 Sheet1.R4:Sheet1.R78 Sheet1.S3:Sheet1.S3 Sheet1.S4:Sheet1.S78 Sheet1.T3:Sheet1.T3 Sheet1.T4:Sheet1.T78 Sheet1.U3:Sheet1.U3 Sheet1.U4:Sheet1.U78 Sheet1.V3:Sheet1.V3 Sheet1.V4:Sheet1.V78 Sheet1.W3:Sheet1.W3 Sheet1.W4:Sheet1.W78 Sheet1.X3:Sheet1.X3 Sheet1.X4:Sheet1.X78 Sheet1.Y3:Sheet1.Y3 Sheet1.Y4:Sheet1.Y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8"/>
          <table:table-cell table:formula="of:=SUM([.D4:.Z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8"/>
          <table:table-cell table:formula="of:=SUM([.D5:.Z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7"/>
          <table:table-cell table:formula="of:=SUM([.D6:.Z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7"/>
          <table:table-cell table:formula="of:=SUM([.D7:.Z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7"/>
          <table:table-cell table:formula="of:=SUM([.D8:.Z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7"/>
          <table:table-cell table:formula="of:=SUM([.D9:.Z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6"/>
          <table:table-cell table:formula="of:=SUM([.D10:.Z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6"/>
          <table:table-cell table:formula="of:=SUM([.D11:.Z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6"/>
          <table:table-cell table:formula="of:=SUM([.D12:.Z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6"/>
          <table:table-cell table:formula="of:=SUM([.D13:.Z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6"/>
          <table:table-cell table:formula="of:=SUM([.D14:.Z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6"/>
          <table:table-cell table:formula="of:=SUM([.D15:.Z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5"/>
          <table:table-cell table:formula="of:=SUM([.D16:.Z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5"/>
          <table:table-cell table:formula="of:=SUM([.D17:.Z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8:.Z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19:.Z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3"/>
          <table:table-cell table:formula="of:=SUM([.D20:.Z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2"/>
          <table:table-cell table:formula="of:=SUM([.D21:.Z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table:formula="of:=SUM([.D22:.Z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table:formula="of:=SUM([.D23:.Z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4:.Z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5:.Z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1"/>
          <table:table-cell table:formula="of:=SUM([.D26:.Z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27:.Z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9"/>
          <table:table-cell table:formula="of:=SUM([.D28:.Z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table:formula="of:=SUM([.D29:.Z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30:.Z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9"/>
          <table:table-cell table:formula="of:=SUM([.D31:.Z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9"/>
          <table:table-cell table:formula="of:=SUM([.D32:.Z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9"/>
          <table:table-cell table:formula="of:=SUM([.D33:.Z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9"/>
          <table:table-cell table:formula="of:=SUM([.D34:.Z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table:formula="of:=SUM([.D35:.Z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6:.Z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37:.Z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8"/>
          <table:table-cell table:formula="of:=SUM([.D38:.Z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9:.Z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40:.Z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table:formula="of:=SUM([.D41:.Z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42:.Z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7"/>
          <table:table-cell table:formula="of:=SUM([.D43:.Z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7"/>
          <table:table-cell table:formula="of:=SUM([.D44:.Z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7"/>
          <table:table-cell table:formula="of:=SUM([.D45:.Z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7"/>
          <table:table-cell table:formula="of:=SUM([.D46:.Z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7"/>
          <table:table-cell table:formula="of:=SUM([.D47:.Z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7"/>
          <table:table-cell table:formula="of:=SUM([.D48:.Z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6"/>
          <table:table-cell table:formula="of:=SUM([.D49:.Z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6"/>
          <table:table-cell table:formula="of:=SUM([.D50:.Z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5"/>
          <table:table-cell table:formula="of:=SUM([.D51:.Z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5"/>
          <table:table-cell table:formula="of:=SUM([.D52:.Z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5"/>
          <table:table-cell table:formula="of:=SUM([.D53:.Z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5"/>
          <table:table-cell table:formula="of:=SUM([.D54:.Z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5"/>
          <table:table-cell table:formula="of:=SUM([.D55:.Z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5"/>
          <table:table-cell table:formula="of:=SUM([.D56:.Z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5"/>
          <table:table-cell table:formula="of:=SUM([.D57:.Z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5"/>
          <table:table-cell table:formula="of:=SUM([.D58:.Z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5"/>
          <table:table-cell table:formula="of:=SUM([.D59:.Z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5"/>
          <table:table-cell table:formula="of:=SUM([.D60:.Z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1:.Z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2:.Z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formula="of:=SUM([.D63:.Z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3"/>
          <table:table-cell table:formula="of:=SUM([.D64:.Z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3"/>
          <table:table-cell table:formula="of:=SUM([.D65:.Z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66:.Z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 table:formula="of:=SUM([.D67:.Z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2"/>
          <table:table-cell table:formula="of:=SUM([.D68:.Z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2"/>
          <table:table-cell table:formula="of:=SUM([.D69:.Z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2"/>
          <table:table-cell table:formula="of:=SUM([.D70:.Z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2"/>
          <table:table-cell table:formula="of:=SUM([.D71:.Z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72:.Z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formula="of:=SUM([.D73:.Z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74:.Z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formula="of:=SUM([.D75:.Z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/>
          <table:table-cell table:formula="of:=SUM([.D76:.Z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/>
          <table:table-cell table:formula="of:=SUM([.D77:.Z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2" calcext:value-type="float">
            <text:p>2.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/>
          <table:table-cell table:formula="of:=SUM([.D78:.Z78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1:47:45.815206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6-05-09T11:49:19.218722070</dc:date>
    <meta:editing-duration>PT6H2M9S</meta:editing-duration>
    <meta:editing-cycles>35</meta:editing-cycles>
    <meta:generator>LibreOffice/5.0.5.2$Linux_X86_64 LibreOffice_project/00m0$Build-2</meta:generator>
    <meta:document-statistic meta:table-count="1" meta:cell-count="9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3:Sheet1.Y78" chart:data-source-has-labels="both" svg:x="1.519cm" svg:y="1.703cm" svg:width="23.374cm" svg:height="14.708cm">
          <chartooo:coordinate-region svg:x="2.431cm" svg:y="1.902cm" svg:width="22.268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78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78" chart:label-cell-address="Sheet1.D3:Sheet1.D3" chart:class="chart:area">
            <chart:data-point chart:repeated="75"/>
          </chart:series>
          <chart:series chart:style-name="ch11" chart:values-cell-range-address="Sheet1.E4:Sheet1.E78" chart:label-cell-address="Sheet1.E3:Sheet1.E3" chart:class="chart:area">
            <chart:data-point chart:repeated="75"/>
          </chart:series>
          <chart:series chart:style-name="ch12" chart:values-cell-range-address="Sheet1.F4:Sheet1.F78" chart:label-cell-address="Sheet1.F3:Sheet1.F3" chart:class="chart:area">
            <chart:data-point chart:repeated="75"/>
          </chart:series>
          <chart:series chart:style-name="ch13" chart:values-cell-range-address="Sheet1.G4:Sheet1.G78" chart:label-cell-address="Sheet1.G3:Sheet1.G3" chart:class="chart:area">
            <chart:data-point chart:repeated="75"/>
          </chart:series>
          <chart:series chart:style-name="ch14" chart:values-cell-range-address="Sheet1.H4:Sheet1.H78" chart:label-cell-address="Sheet1.H3:Sheet1.H3" chart:class="chart:area">
            <chart:data-point chart:repeated="75"/>
          </chart:series>
          <chart:series chart:style-name="ch15" chart:values-cell-range-address="Sheet1.I4:Sheet1.I78" chart:label-cell-address="Sheet1.I3:Sheet1.I3" chart:class="chart:area">
            <chart:data-point chart:repeated="75"/>
          </chart:series>
          <chart:series chart:style-name="ch16" chart:values-cell-range-address="Sheet1.J4:Sheet1.J78" chart:label-cell-address="Sheet1.J3:Sheet1.J3" chart:class="chart:area">
            <chart:data-point chart:repeated="75"/>
          </chart:series>
          <chart:series chart:style-name="ch17" chart:values-cell-range-address="Sheet1.K4:Sheet1.K78" chart:label-cell-address="Sheet1.K3:Sheet1.K3" chart:class="chart:area">
            <chart:data-point chart:repeated="75"/>
          </chart:series>
          <chart:series chart:style-name="ch18" chart:values-cell-range-address="Sheet1.L4:Sheet1.L78" chart:label-cell-address="Sheet1.L3:Sheet1.L3" chart:class="chart:area">
            <chart:data-point chart:repeated="75"/>
          </chart:series>
          <chart:series chart:style-name="ch19" chart:values-cell-range-address="Sheet1.M4:Sheet1.M78" chart:label-cell-address="Sheet1.M3:Sheet1.M3" chart:class="chart:area">
            <chart:data-point chart:repeated="75"/>
          </chart:series>
          <chart:series chart:style-name="ch20" chart:values-cell-range-address="Sheet1.N4:Sheet1.N78" chart:label-cell-address="Sheet1.N3:Sheet1.N3" chart:class="chart:area">
            <chart:data-point chart:repeated="75"/>
          </chart:series>
          <chart:series chart:style-name="ch21" chart:values-cell-range-address="Sheet1.O4:Sheet1.O78" chart:label-cell-address="Sheet1.O3:Sheet1.O3" chart:class="chart:area">
            <chart:data-point chart:repeated="75"/>
          </chart:series>
          <chart:series chart:style-name="ch10" chart:values-cell-range-address="Sheet1.P4:Sheet1.P78" chart:label-cell-address="Sheet1.P3:Sheet1.P3" chart:class="chart:area">
            <chart:data-point chart:repeated="75"/>
          </chart:series>
          <chart:series chart:style-name="ch11" chart:values-cell-range-address="Sheet1.Q4:Sheet1.Q78" chart:label-cell-address="Sheet1.Q3:Sheet1.Q3" chart:class="chart:area">
            <chart:data-point chart:repeated="75"/>
          </chart:series>
          <chart:series chart:style-name="ch12" chart:values-cell-range-address="Sheet1.R4:Sheet1.R78" chart:label-cell-address="Sheet1.R3:Sheet1.R3" chart:class="chart:area">
            <chart:data-point chart:repeated="75"/>
          </chart:series>
          <chart:series chart:style-name="ch13" chart:values-cell-range-address="Sheet1.S4:Sheet1.S78" chart:label-cell-address="Sheet1.S3:Sheet1.S3" chart:class="chart:area">
            <chart:data-point chart:repeated="75"/>
          </chart:series>
          <chart:series chart:style-name="ch14" chart:values-cell-range-address="Sheet1.T4:Sheet1.T78" chart:label-cell-address="Sheet1.T3:Sheet1.T3" chart:class="chart:area">
            <chart:data-point chart:repeated="75"/>
          </chart:series>
          <chart:series chart:style-name="ch22" chart:values-cell-range-address="Sheet1.U4:Sheet1.U78" chart:label-cell-address="Sheet1.U3:Sheet1.U3" chart:class="chart:area">
            <chart:data-point chart:repeated="75"/>
          </chart:series>
          <chart:series chart:style-name="ch16" chart:values-cell-range-address="Sheet1.V4:Sheet1.V78" chart:label-cell-address="Sheet1.V3:Sheet1.V3" chart:class="chart:area">
            <chart:data-point chart:repeated="75"/>
          </chart:series>
          <chart:series chart:style-name="ch17" chart:values-cell-range-address="Sheet1.W4:Sheet1.W78" chart:label-cell-address="Sheet1.W3:Sheet1.W3" chart:class="chart:area">
            <chart:data-point chart:repeated="75"/>
          </chart:series>
          <chart:series chart:style-name="ch18" chart:values-cell-range-address="Sheet1.X4:Sheet1.X78" chart:label-cell-address="Sheet1.X3:Sheet1.X3" chart:class="chart:area">
            <chart:data-point chart:repeated="75"/>
          </chart:series>
          <chart:series chart:style-name="ch19" chart:values-cell-range-address="Sheet1.Y4:Sheet1.Y78" chart:label-cell-address="Sheet1.Y3:Sheet1.Y3" chart:class="chart:area">
            <chart:data-point chart:repeated="7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78</svg:desc>
                </draw:g>
              </table:table-cell>
              <table:table-cell office:value-type="float" office:value="0.3">
                <text:p>0.3</text:p>
                <draw:g>
                  <svg:desc>Sheet1.D4:Sheet1.D78</svg:desc>
                </draw:g>
              </table:table-cell>
              <table:table-cell office:value-type="float" office:value="27.7">
                <text:p>27.7</text:p>
                <draw:g>
                  <svg:desc>Sheet1.E4:Sheet1.E78</svg:desc>
                </draw:g>
              </table:table-cell>
              <table:table-cell office:value-type="float" office:value="54.2">
                <text:p>54.2</text:p>
                <draw:g>
                  <svg:desc>Sheet1.F4:Sheet1.F78</svg:desc>
                </draw:g>
              </table:table-cell>
              <table:table-cell office:value-type="float" office:value="2.9">
                <text:p>2.9</text:p>
                <draw:g>
                  <svg:desc>Sheet1.G4:Sheet1.G78</svg:desc>
                </draw:g>
              </table:table-cell>
              <table:table-cell office:value-type="float" office:value="14.8">
                <text:p>14.8</text:p>
                <draw:g>
                  <svg:desc>Sheet1.H4:Sheet1.H78</svg:desc>
                </draw:g>
              </table:table-cell>
              <table:table-cell office:value-type="float" office:value="NaN">
                <text:p>NaN</text:p>
                <draw:g>
                  <svg:desc>Sheet1.I4:Sheet1.I78</svg:desc>
                </draw:g>
              </table:table-cell>
              <table:table-cell office:value-type="float" office:value="NaN">
                <text:p>NaN</text:p>
                <draw:g>
                  <svg:desc>Sheet1.J4:Sheet1.J78</svg:desc>
                </draw:g>
              </table:table-cell>
              <table:table-cell office:value-type="float" office:value="NaN">
                <text:p>NaN</text:p>
                <draw:g>
                  <svg:desc>Sheet1.K4:Sheet1.K78</svg:desc>
                </draw:g>
              </table:table-cell>
              <table:table-cell office:value-type="float" office:value="NaN">
                <text:p>NaN</text:p>
                <draw:g>
                  <svg:desc>Sheet1.L4:Sheet1.L78</svg:desc>
                </draw:g>
              </table:table-cell>
              <table:table-cell office:value-type="float" office:value="NaN">
                <text:p>NaN</text:p>
                <draw:g>
                  <svg:desc>Sheet1.M4:Sheet1.M78</svg:desc>
                </draw:g>
              </table:table-cell>
              <table:table-cell office:value-type="float" office:value="NaN">
                <text:p>NaN</text:p>
                <draw:g>
                  <svg:desc>Sheet1.N4:Sheet1.N78</svg:desc>
                </draw:g>
              </table:table-cell>
              <table:table-cell office:value-type="float" office:value="NaN">
                <text:p>NaN</text:p>
                <draw:g>
                  <svg:desc>Sheet1.O4:Sheet1.O78</svg:desc>
                </draw:g>
              </table:table-cell>
              <table:table-cell office:value-type="float" office:value="NaN">
                <text:p>NaN</text:p>
                <draw:g>
                  <svg:desc>Sheet1.P4:Sheet1.P78</svg:desc>
                </draw:g>
              </table:table-cell>
              <table:table-cell office:value-type="float" office:value="NaN">
                <text:p>NaN</text:p>
                <draw:g>
                  <svg:desc>Sheet1.Q4:Sheet1.Q78</svg:desc>
                </draw:g>
              </table:table-cell>
              <table:table-cell office:value-type="float" office:value="NaN">
                <text:p>NaN</text:p>
                <draw:g>
                  <svg:desc>Sheet1.R4:Sheet1.R78</svg:desc>
                </draw:g>
              </table:table-cell>
              <table:table-cell office:value-type="float" office:value="NaN">
                <text:p>NaN</text:p>
                <draw:g>
                  <svg:desc>Sheet1.S4:Sheet1.S78</svg:desc>
                </draw:g>
              </table:table-cell>
              <table:table-cell office:value-type="float" office:value="NaN">
                <text:p>NaN</text:p>
                <draw:g>
                  <svg:desc>Sheet1.T4:Sheet1.T78</svg:desc>
                </draw:g>
              </table:table-cell>
              <table:table-cell office:value-type="float" office:value="NaN">
                <text:p>NaN</text:p>
                <draw:g>
                  <svg:desc>Sheet1.U4:Sheet1.U78</svg:desc>
                </draw:g>
              </table:table-cell>
              <table:table-cell office:value-type="float" office:value="NaN">
                <text:p>NaN</text:p>
                <draw:g>
                  <svg:desc>Sheet1.V4:Sheet1.V78</svg:desc>
                </draw:g>
              </table:table-cell>
              <table:table-cell office:value-type="float" office:value="NaN">
                <text:p>NaN</text:p>
                <draw:g>
                  <svg:desc>Sheet1.W4:Sheet1.W78</svg:desc>
                </draw:g>
              </table:table-cell>
              <table:table-cell office:value-type="float" office:value="NaN">
                <text:p>NaN</text:p>
                <draw:g>
                  <svg:desc>Sheet1.X4:Sheet1.X78</svg:desc>
                </draw:g>
              </table:table-cell>
              <table:table-cell office:value-type="float" office:value="NaN">
                <text:p>NaN</text:p>
                <draw:g>
                  <svg:desc>Sheet1.Y4:Sheet1.Y78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373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464">
                <text:p>4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2492">
                <text:p>4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